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AJUSOL BALDERA, CLAUDIA ELIZAB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IX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JUSOL BALDERA, CLAUDIA ELIZABE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2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11" office:value-type="string">
            <text:p text:style-name="P3">Cant.Cajas: <text:span text:style-name="T7">1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72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6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3:46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